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b4d6" officeooo:paragraph-rsid="000db4d6"/>
    </style:style>
    <style:style style:name="P2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0e9f3f" officeooo:paragraph-rsid="000e9f3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weight="normal" officeooo:rsid="000db4d6" officeooo:paragraph-rsid="000db4d6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6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weight="bold" officeooo:rsid="000e9f3f" officeooo:paragraph-rsid="000e9f3f" style:font-weight-asian="bold" style:font-weight-complex="bold"/>
    </style:style>
    <style:style style:name="P8" style:family="paragraph" style:parent-style-name="Standard" style:list-style-name="L1">
      <style:text-properties style:font-name="Arial" fo:font-weight="normal" officeooo:rsid="000db4d6" officeooo:paragraph-rsid="000db4d6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10" style:family="paragraph" style:parent-style-name="Standard" style:list-style-name="L2">
      <style:text-properties style:font-name="Arial" fo:font-size="12pt" fo:font-weight="bold" officeooo:rsid="000e9f3f" officeooo:paragraph-rsid="000e9f3f" style:font-size-asian="12pt" style:font-weight-asian="bold" style:font-size-complex="12pt" style:font-weight-complex="bold"/>
    </style:style>
    <style:style style:name="P11" style:family="paragraph" style:parent-style-name="Standard" style:list-style-name="L3">
      <style:text-properties style:font-name="Arial" fo:font-weight="bold" officeooo:rsid="000e9f3f" officeooo:paragraph-rsid="000e9f3f" style:font-weight-asian="bold" style:font-weight-complex="bold"/>
    </style:style>
    <style:style style:name="P12" style:family="paragraph" style:parent-style-name="Standard" style:list-style-name="L4">
      <style:text-properties style:font-name="Arial" fo:font-weight="bold" officeooo:rsid="000e9f3f" officeooo:paragraph-rsid="000e9f3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2">Dependências:</text:p>
      <text:list xml:id="list6883702626732041734" text:style-name="L1">
        <text:list-item>
          <text:p text:style-name="P8">pip3</text:p>
        </text:list-item>
        <text:list-item>
          <text:p text:style-name="P8">numpy</text:p>
        </text:list-item>
        <text:list-item>
          <text:p text:style-name="P8">matplotlib</text:p>
        </text:list-item>
        <text:list-item>
          <text:p text:style-name="P8">pillow</text:p>
        </text:list-item>
        <text:list-item>
          <text:p text:style-name="P8">scipy</text:p>
        </text:list-item>
      </text:list>
      <text:p text:style-name="P4"/>
      <text:p text:style-name="P4">Para instalar os módulos após ter o pip3, executar:</text:p>
      <text:p text:style-name="P4"><text:tab/>pip3 install numpy matplotlib pillow scipy</text:p>
      <text:p text:style-name="P1"/>
      <text:p text:style-name="P2">Instruções para executar:</text:p>
      <text:p text:style-name="P5">TODO</text:p>
      <text:p text:style-name="P5"/>
      <text:p text:style-name="P3">Exemplos de uso:</text:p>
      <text:list xml:id="list6811434050858858563" text:style-name="L2">
        <text:list-item>
          <text:p text:style-name="P10">generoIris2D:</text:p>
        </text:list-item>
      </text:list>
      <text:p text:style-name="P6"><text:tab/>python3 -m classify IB1 dataset -i datasets/generoIris2D.csv -c 2 -s 50 -o out</text:p>
      <text:p text:style-name="P6"><text:tab/>python3 -m classify IB2 dataset -i datasets/generoIris2D.csv -c 2 -s 50 -o out</text:p>
      <text:p text:style-name="P5"/>
      <text:list xml:id="list8112676495603110928" text:style-name="L3">
        <text:list-item>
          <text:p text:style-name="P11">espiral simples:</text:p>
        </text:list-item>
      </text:list>
      <text:p text:style-name="P5"><text:tab/>python3 -m classify IB1 spiral -t single -g 50 -o out</text:p>
      <text:p text:style-name="P5"><text:tab/>python3 -m classify IB2 spiral -t single -g 50 -o out</text:p>
      <text:p text:style-name="P5"/>
      <text:list xml:id="list3460235134391956140" text:style-name="L4">
        <text:list-item>
          <text:p text:style-name="P12">espiral dupla:</text:p>
        </text:list-item>
      </text:list>
      <text:p text:style-name="P5"><text:tab/>python3 -m classify IB1 spiral -t double -g 50 -o out</text:p>
      <text:p text:style-name="P5"><text:tab/>python3 -m classify IB2 spiral -t double -g 50 -o out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4-18T22:19:48.370942390</meta:creation-date>
    <dc:date>2017-04-19T08:57:29.030766572</dc:date>
    <meta:editing-duration>PT1H52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18" meta:character-count="659" meta:non-whitespace-character-count="563"/>
  </office:meta>
</office:document-meta>
</file>